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RW Chancery L" svg:font-family="'URW Chancery L'"/>
    <style:font-face style:name="URW Chancery L1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Sans" fo:font-size="12pt" fo:font-weight="normal" officeooo:rsid="000e930a" officeooo:paragraph-rsid="000e930a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URW Chancery L" fo:font-size="18pt" fo:font-weight="bold" officeooo:rsid="0017b2f0" officeooo:paragraph-rsid="0017b2f0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URW Chancery L" fo:font-size="12pt" fo:font-weight="normal" officeooo:rsid="00149f00" officeooo:paragraph-rsid="00149f00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style:font-name="URW Chancery L" fo:font-size="12pt" fo:font-weight="normal" officeooo:rsid="0014efb0" officeooo:paragraph-rsid="0014efb0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URW Chancery L" fo:font-size="12pt" fo:font-weight="normal" officeooo:rsid="0014efb0" officeooo:paragraph-rsid="0017b2f0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URW Chancery L" fo:font-size="12pt" fo:font-weight="normal" officeooo:rsid="00129814" officeooo:paragraph-rsid="00149f00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URW Chancery L" fo:font-size="12pt" fo:font-weight="normal" officeooo:rsid="0017b2f0" officeooo:paragraph-rsid="0017b2f0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text-properties style:font-name="URW Chancery L" fo:font-size="12pt" fo:font-weight="normal" officeooo:rsid="0017b2f0" officeooo:paragraph-rsid="0017b2f0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URW Chancery L" fo:font-size="12pt" fo:font-weight="normal" officeooo:rsid="0017b2f0" officeooo:paragraph-rsid="0017b2f0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text-properties style:font-name="URW Chancery L" officeooo:rsid="0014efb0" officeooo:paragraph-rsid="0014efb0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3c41a" style:font-size-asian="10.5pt" style:font-weight-asian="normal" style:font-size-complex="12pt" style:font-weight-complex="normal"/>
    </style:style>
    <style:style style:name="T3" style:family="text">
      <style:text-properties officeooo:rsid="0017b2f0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ging Masak Kicap</text:p>
      <text:p text:style-name="P9">(Malasian Soy Sauce Chicken)</text:p>
      <text:p text:style-name="P1"/>
      <text:p text:style-name="P3"><text:span text:style-name="T3">8 oz.<text:tab/><text:tab/>Beef, shirt or flank.</text:span> <text:tab/><text:tab/></text:p>
      <text:p text:style-name="P3"><text:span text:style-name="T3">2</text:span><text:tab/><text:tab/><text:span text:style-name="T3">Shallots.</text:span></text:p>
      <text:p text:style-name="P7">2 T.<text:tab/><text:tab/>Oil</text:p>
      <text:p text:style-name="P7">3 T .<text:tab/><text:tab/>Kecap manis (sweet soy sauce).</text:p>
      <text:p text:style-name="P3">1 <text:span text:style-name="T3">½ T<text:tab/><text:tab/>Soy sauce.</text:span></text:p>
      <text:p text:style-name="P6"/>
      <text:list xml:id="list2246740300" text:style-name="L1">
        <text:list-item>
          <text:p text:style-name="P8">Slice beef across grain into strips.</text:p>
        </text:list-item>
        <text:list-item>
          <text:p text:style-name="P8">Heat oil in wok until near smoking.</text:p>
        </text:list-item>
        <text:list-item>
          <text:p text:style-name="P8">Stir fry shallots until light brown.</text:p>
        </text:list-item>
        <text:list-item>
          <text:p text:style-name="P8">Add beef.</text:p>
        </text:list-item>
        <text:list-item>
          <text:p text:style-name="P8">Add sweet soy sauce and regular soy sauce.</text:p>
        </text:list-item>
        <text:list-item>
          <text:p text:style-name="P8">Stir fry until cooked through.</text:p>
        </text:list-item>
        <text:list-item>
          <text:p text:style-name="P8">Serve.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RW Chancery L" svg:font-family="'URW Chancery L'"/>
    <style:font-face style:name="URW Chancery L1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0T11:07:56.049990266</meta:creation-date>
    <dc:date>2022-11-07T10:59:52.979408497</dc:date>
    <meta:editing-duration>PT1H37M46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73" meta:character-count="353" meta:non-whitespace-character-count="293"/>
  </office:meta>
</office:document-meta>
</file>